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9">T</text:span><text:span text:style-name="_39_9">h</text:span><text:span text:style-name="_32_15">e</text:span><text:span text:style-name="_31_"> </text:span><text:span text:style-name="_31_34">D</text:span><text:span text:style-name="_31_80">e</text:span><text:span text:style-name="_33_0">c</text:span><text:span text:style-name="_31_35">l</text:span><text:span text:style-name="_31_95">a</text:span><text:span text:style-name="_33_9">r</text:span><text:span text:style-name="_31_10">a</text:span><text:span text:style-name="_31_71">t</text:span><text:span text:style-name="_33_5">i</text:span><text:span text:style-name="_31_20">o</text:span><text:span text:style-name="_32_22">n</text:span><text:span text:style-name="_31_"> </text:span><text:span text:style-name="_31_25">o</text:span><text:span text:style-name="_32_18">f</text:span><text:span text:style-name="_31_"> </text:span><text:span text:style-name="_31_16">I</text:span><text:span text:style-name="_31_79">n</text:span><text:span text:style-name="_33_8">d</text:span><text:span text:style-name="_31_44">e</text:span><text:span text:style-name="_32_07">p</text:span><text:span text:style-name="_33_6">e</text:span><text:span text:style-name="_31_41">n</text:span><text:span text:style-name="_31_79">d</text:span><text:span text:style-name="_34_1">e</text:span><text:span text:style-name="_31_04">n</text:span><text:span text:style-name="_31_92">c</text:span><text:span text:style-name="_36_9">e</text:span></text:p>
      <text:p text:style-name="P1"><text:span text:style-name="_32_4">I</text:span><text:span text:style-name="_31_20">N</text:span><text:span text:style-name="_31_51"> </text:span><text:span text:style-name="_34_1">C</text:span><text:span text:style-name="_31_31">O</text:span><text:span text:style-name="_32_00">N</text:span><text:span text:style-name="_37_5">G</text:span><text:span text:style-name="_31_05">R</text:span><text:span text:style-name="_31_88">E</text:span><text:span text:style-name="_35_1">S</text:span><text:span text:style-name="_31_16">S</text:span><text:span text:style-name="_32_25">,</text:span><text:span text:style-name="_31_"> </text:span><text:span text:style-name="_31_40">J</text:span><text:span text:style-name="_31_71">u</text:span><text:span text:style-name="_36_9">l</text:span><text:span text:style-name="_31_32">y</text:span><text:span text:style-name="_31_51"> </text:span><text:span text:style-name="_37_4">4</text:span><text:span text:style-name="_31_14">,</text:span><text:span text:style-name="_31_51"> </text:span><text:span text:style-name="_36_5">1</text:span><text:span text:style-name="_39_9">7</text:span><text:span text:style-name="_31_88">7</text:span><text:span text:style-name="_35_4">6</text:span><text:span text:style-name="_31_05">.</text:span></text:p>
      <text:p text:style-name="P1"><text:span text:style-name="_36_6">T</text:span><text:span text:style-name="_31_35">h</text:span><text:span text:style-name="_31_77">e</text:span><text:span text:style-name="_31_"> </text:span><text:span text:style-name="_31_26">u</text:span><text:span text:style-name="_32_10">n</text:span><text:span text:style-name="_36_9">a</text:span><text:span text:style-name="_31_02">n</text:span><text:span text:style-name="_32_09">i</text:span><text:span text:style-name="_32_1">m</text:span><text:span text:style-name="_31_16">o</text:span><text:span text:style-name="_31_94">u</text:span><text:span text:style-name="_32_7">s</text:span><text:span text:style-name="_37_6"> </text:span><text:span text:style-name="_31_91">D</text:span><text:span text:style-name="_37_2">e</text:span><text:span text:style-name="_31_29">c</text:span><text:span text:style-name="_31_85">l</text:span><text:span text:style-name="_32_7">a</text:span><text:span text:style-name="_31_29">r</text:span><text:span text:style-name="_32_10">a</text:span><text:span text:style-name="_35_4">t</text:span><text:span text:style-name="_31_32">i</text:span><text:span text:style-name="_32_00">o</text:span><text:span text:style-name="_35_7">n</text:span><text:span text:style-name="_37_6"> </text:span><text:span text:style-name="_31_95">o</text:span><text:span text:style-name="_35_0">f</text:span><text:span text:style-name="_37_6"> </text:span><text:span text:style-name="_31_77">t</text:span><text:span text:style-name="_34_4">h</text:span><text:span text:style-name="_31_32">e</text:span><text:span text:style-name="_31_51"> </text:span><text:span text:style-name="_34_4">t</text:span><text:span text:style-name="_31_01">h</text:span><text:span text:style-name="_31_95">i</text:span><text:span text:style-name="_35_6">r</text:span><text:span text:style-name="_31_17">t</text:span><text:span text:style-name="_32_03">e</text:span><text:span text:style-name="_33_0">e</text:span><text:span text:style-name="_31_14">n</text:span><text:span text:style-name="_31_51"> </text:span><text:span text:style-name="_37_1">u</text:span><text:span text:style-name="_31_01">n</text:span><text:span text:style-name="_31_86">i</text:span><text:span text:style-name="_35_7">t</text:span><text:span text:style-name="_31_16">e</text:span><text:span text:style-name="_31_80">d</text:span><text:span text:style-name="_31_"> </text:span><text:span text:style-name="_39_9">S</text:span><text:span text:style-name="_32_22">t</text:span><text:span text:style-name="_36_6">a</text:span><text:span text:style-name="_39_9">t</text:span><text:span text:style-name="_32_21">e</text:span><text:span text:style-name="_36_5">s</text:span><text:span text:style-name="_37_6"> </text:span><text:span text:style-name="_32_22">o</text:span><text:span text:style-name="_33_9">f</text:span><text:span text:style-name="_37_6"> </text:span><text:span text:style-name="_31_74">A</text:span><text:span text:style-name="_36_9">m</text:span><text:span text:style-name="_31_16">e</text:span><text:span text:style-name="_32_21">r</text:span><text:span text:style-name="_33_6">i</text:span><text:span text:style-name="_31_34">c</text:span><text:span text:style-name="_32_22">a</text:span><text:span text:style-name="_36_6">,</text:span></text:p>
      <text:p text:style-name="P1"><text:span text:style-name="_35_1">W</text:span><text:span text:style-name="_31_50">h</text:span><text:span text:style-name="_31_73">e</text:span><text:span text:style-name="_32_9">n</text:span><text:span text:style-name="_37_6"> </text:span><text:span text:style-name="_31_76">i</text:span><text:span text:style-name="_34_5">n</text:span><text:span text:style-name="_37_6"> </text:span><text:span text:style-name="_32_03">t</text:span><text:span text:style-name="_35_1">h</text:span><text:span text:style-name="_31_29">e</text:span><text:span text:style-name="_31_51"> </text:span><text:span text:style-name="_32_0">C</text:span><text:span text:style-name="_31_46">o</text:span><text:span text:style-name="_31_77">u</text:span><text:span text:style-name="_35_6">r</text:span><text:span text:style-name="_31_05">s</text:span><text:span text:style-name="_32_03">e</text:span><text:span text:style-name="_31_"> </text:span><text:span text:style-name="_31_17">o</text:span><text:span text:style-name="_32_18">f</text:span><text:span text:style-name="_31_"> </text:span><text:span text:style-name="_31_14">h</text:span><text:span text:style-name="_32_22">u</text:span><text:span text:style-name="_36_8">m</text:span><text:span text:style-name="_31_50">a</text:span><text:span text:style-name="_31_95">n</text:span><text:span text:style-name="_31_"> </text:span><text:span text:style-name="_31_05">e</text:span><text:span text:style-name="_31_94">v</text:span><text:span text:style-name="_35_4">e</text:span><text:span text:style-name="_31_41">n</text:span><text:span text:style-name="_31_89">t</text:span><text:span text:style-name="_32_9">s</text:span><text:span text:style-name="_31_16">,</text:span><text:span text:style-name="_31_51"> </text:span><text:span text:style-name="_34_5">i</text:span><text:span text:style-name="_31_49">t</text:span><text:span text:style-name="_31_51"> </text:span><text:span text:style-name="_34_2">b</text:span><text:span text:style-name="_31_50">e</text:span><text:span text:style-name="_31_79">c</text:span><text:span text:style-name="_37_2">o</text:span><text:span text:style-name="_31_26">m</text:span><text:span text:style-name="_31_88">e</text:span><text:span text:style-name="_33_0">s</text:span><text:span text:style-name="_37_6"> </text:span><text:span text:style-name="_31_94">n</text:span><text:span text:style-name="_35_7">e</text:span><text:span text:style-name="_31_13">c</text:span><text:span text:style-name="_31_92">e</text:span><text:span text:style-name="_32_3">s</text:span><text:span text:style-name="_31_01">s</text:span><text:span text:style-name="_32_06">a</text:span><text:span text:style-name="_33_0">r</text:span><text:span text:style-name="_31_26">y</text:span><text:span text:style-name="_31_51"> </text:span><text:span text:style-name="_32_9">f</text:span><text:span text:style-name="_31_32">o</text:span><text:span text:style-name="_32_15">r</text:span><text:span text:style-name="_31_"> </text:span><text:span text:style-name="_31_17">o</text:span><text:span text:style-name="_31_73">n</text:span><text:span text:style-name="_36_9">e</text:span><text:span text:style-name="_37_6"> </text:span><text:span text:style-name="_31_73">p</text:span><text:span text:style-name="_34_2">e</text:span><text:span text:style-name="_31_28">o</text:span><text:span text:style-name="_31_74">p</text:span><text:span text:style-name="_36_5">l</text:span><text:span text:style-name="_31_14">e</text:span><text:span text:style-name="_31_51"> </text:span><text:span text:style-name="_37_4">t</text:span><text:span text:style-name="_31_49">o</text:span><text:span text:style-name="_31_51"> </text:span><text:span text:style-name="_32_0">d</text:span><text:span text:style-name="_31_11">i</text:span><text:span text:style-name="_32_00">s</text:span><text:span text:style-name="_35_1">s</text:span><text:span text:style-name="_31_50">o</text:span><text:span text:style-name="_31_70">l</text:span><text:span text:style-name="_33_5">v</text:span><text:span text:style-name="_31_31">e</text:span><text:span text:style-name="_31_51"> </text:span><text:span text:style-name="_32_0">t</text:span><text:span text:style-name="_31_17">h</text:span><text:span text:style-name="_31_80">e</text:span><text:span text:style-name="_31_"> </text:span><text:span text:style-name="_31_04">p</text:span><text:span text:style-name="_32_06">o</text:span><text:span text:style-name="_36_8">l</text:span><text:span text:style-name="_31_04">i</text:span><text:span text:style-name="_32_25">t</text:span><text:span text:style-name="_33_9">i</text:span><text:span text:style-name="_31_10">c</text:span><text:span text:style-name="_31_86">a</text:span><text:span text:style-name="_35_9">l</text:span><text:span text:style-name="_37_6"> </text:span><text:span text:style-name="_31_86">b</text:span><text:span text:style-name="_35_1">a</text:span><text:span text:style-name="_31_04">n</text:span><text:span text:style-name="_32_15">d</text:span><text:span text:style-name="_32_9">s</text:span><text:span text:style-name="_37_6"> </text:span><text:span text:style-name="_31_88">w</text:span><text:span text:style-name="_33_8">h</text:span><text:span text:style-name="_31_49">i</text:span><text:span text:style-name="_32_06">c</text:span><text:span text:style-name="_33_5">h</text:span><text:span text:style-name="_37_6"> </text:span><text:span text:style-name="_31_86">h</text:span><text:span text:style-name="_33_9">a</text:span><text:span text:style-name="_39_9">v</text:span><text:span text:style-name="_32_07">e</text:span><text:span text:style-name="_31_"> </text:span><text:span text:style-name="_31_20">c</text:span><text:span text:style-name="_32_06">o</text:span><text:span text:style-name="_36_9">n</text:span><text:span text:style-name="_31_20">n</text:span><text:span text:style-name="_32_03">e</text:span><text:span text:style-name="_37_2">c</text:span><text:span text:style-name="_31_20">t</text:span><text:span text:style-name="_32_21">e</text:span><text:span text:style-name="_34_2">d</text:span><text:span text:style-name="_37_6"> </text:span><text:span text:style-name="_32_25">t</text:span><text:span text:style-name="_35_9">h</text:span><text:span text:style-name="_31_43">e</text:span><text:span text:style-name="_31_80">m</text:span><text:span text:style-name="_31_"> </text:span><text:span text:style-name="_31_47">w</text:span><text:span text:style-name="_31_92">i</text:span><text:span text:style-name="_32_7">t</text:span><text:span text:style-name="_31_31">h</text:span><text:span text:style-name="_31_51"> </text:span><text:span text:style-name="_36_5">a</text:span><text:span text:style-name="_31_46">n</text:span><text:span text:style-name="_31_88">o</text:span><text:span text:style-name="_32_7">t</text:span><text:span text:style-name="_39_5">h</text:span><text:span text:style-name="_31_86">e</text:span><text:span text:style-name="_34_5">r</text:span><text:span text:style-name="_31_32">,</text:span><text:span text:style-name="_31_51"> </text:span><text:span text:style-name="_36_6">a</text:span><text:span text:style-name="_31_02">n</text:span><text:span text:style-name="_32_18">d</text:span><text:span text:style-name="_31_"> </text:span><text:span text:style-name="_31_02">t</text:span><text:span text:style-name="_31_71">o</text:span><text:span text:style-name="_31_"> </text:span><text:span text:style-name="_31_02">a</text:span><text:span text:style-name="_32_01">s</text:span><text:span text:style-name="_34_1">s</text:span><text:span text:style-name="_31_05">u</text:span><text:span text:style-name="_32_06">m</text:span><text:span text:style-name="_35_4">e</text:span><text:span text:style-name="_37_6"> </text:span><text:span text:style-name="_31_79">a</text:span><text:span text:style-name="_36_6">m</text:span><text:span text:style-name="_31_11">o</text:span><text:span text:style-name="_31_94">n</text:span><text:span text:style-name="_33_6">g</text:span><text:span text:style-name="_37_6"> </text:span><text:span text:style-name="_32_15">t</text:span><text:span text:style-name="_32_7">h</text:span><text:span text:style-name="_31_44">e</text:span><text:span text:style-name="_31_51"> </text:span><text:span text:style-name="_34_1">p</text:span><text:span text:style-name="_31_40">o</text:span><text:span text:style-name="_32_01">w</text:span><text:span text:style-name="_34_2">e</text:span><text:span text:style-name="_31_02">r</text:span><text:span text:style-name="_32_15">s</text:span><text:span text:style-name="_31_"> </text:span><text:span text:style-name="_31_20">o</text:span><text:span text:style-name="_32_19">f</text:span><text:span text:style-name="_31_"> </text:span><text:span text:style-name="_31_05">t</text:span><text:span text:style-name="_31_91">h</text:span><text:span text:style-name="_36_9">e</text:span><text:span text:style-name="_37_6"> </text:span><text:span text:style-name="_31_95">e</text:span><text:span text:style-name="_34_4">a</text:span><text:span text:style-name="_31_10">r</text:span><text:span text:style-name="_32_03">t</text:span><text:span text:style-name="_32_4">h</text:span><text:span text:style-name="_31_40">,</text:span><text:span text:style-name="_31_51"> </text:span><text:span text:style-name="_35_7">t</text:span><text:span text:style-name="_39_5">h</text:span><text:span text:style-name="_32_19">e</text:span><text:span text:style-name="_31_"> </text:span><text:span text:style-name="_31_17">s</text:span><text:span text:style-name="_32_01">e</text:span><text:span text:style-name="_33_9">p</text:span><text:span text:style-name="_31_25">a</text:span><text:span text:style-name="_32_03">r</text:span><text:span text:style-name="_33_6">a</text:span><text:span text:style-name="_31_16">t</text:span><text:span text:style-name="_32_19">e</text:span><text:span text:style-name="_31_"> </text:span><text:span text:style-name="_31_02">a</text:span><text:span text:style-name="_31_95">n</text:span><text:span text:style-name="_36_8">d</text:span><text:span text:style-name="_37_6"> </text:span><text:span text:style-name="_32_07">e</text:span><text:span text:style-name="_36_0">q</text:span><text:span text:style-name="_31_35">u</text:span><text:span text:style-name="_32_03">a</text:span><text:span text:style-name="_37_4">l</text:span><text:span text:style-name="_37_6"> </text:span><text:span text:style-name="_32_15">s</text:span><text:span text:style-name="_36_5">t</text:span><text:span text:style-name="_31_31">a</text:span><text:span text:style-name="_31_91">t</text:span><text:span text:style-name="_33_5">i</text:span><text:span text:style-name="_31_25">o</text:span><text:span text:style-name="_32_00">n</text:span><text:span text:style-name="_31_"> </text:span><text:span text:style-name="_31_04">t</text:span><text:span text:style-name="_32_25">o</text:span><text:span text:style-name="_31_"> </text:span><text:span text:style-name="_31_16">w</text:span><text:span text:style-name="_32_15">h</text:span><text:span text:style-name="_32_1">i</text:span><text:span text:style-name="_31_20">c</text:span><text:span text:style-name="_32_01">h</text:span><text:span text:style-name="_31_"> </text:span><text:span text:style-name="_31_13">t</text:span><text:span text:style-name="_31_86">h</text:span><text:span text:style-name="_37_5">e</text:span><text:span text:style-name="_37_6"> </text:span><text:span text:style-name="_32_18">L</text:span><text:span text:style-name="_37_2">a</text:span><text:span text:style-name="_31_32">w</text:span><text:span text:style-name="_31_88">s</text:span><text:span text:style-name="_31_"> </text:span><text:span text:style-name="_39_6">o</text:span><text:span text:style-name="_31_86">f</text:span><text:span text:style-name="_31_"> </text:span><text:span text:style-name="_31_34">N</text:span><text:span text:style-name="_32_16">a</text:span><text:span text:style-name="_32_7">t</text:span><text:span text:style-name="_31_11">u</text:span><text:span text:style-name="_31_73">r</text:span><text:span text:style-name="_32_9">e</text:span><text:span text:style-name="_37_6"> </text:span><text:span text:style-name="_32_00">a</text:span><text:span text:style-name="_32_1">n</text:span><text:span text:style-name="_31_17">d</text:span><text:span text:style-name="_31_51"> </text:span><text:span text:style-name="_32_4">o</text:span><text:span text:style-name="_31_10">f</text:span><text:span text:style-name="_31_51"> </text:span><text:span text:style-name="_37_2">N</text:span><text:span text:style-name="_39_5">a</text:span><text:span text:style-name="_32_04">t</text:span><text:span text:style-name="_35_0">u</text:span><text:span text:style-name="_31_26">r</text:span><text:span text:style-name="_31_92">e</text:span><text:span text:style-name="_34_4">'</text:span><text:span text:style-name="_39_9">s</text:span><text:span text:style-name="_31_51"> </text:span><text:span text:style-name="_34_1">G</text:span><text:span text:style-name="_31_19">o</text:span><text:span text:style-name="_31_95">d</text:span><text:span text:style-name="_31_"> </text:span><text:span text:style-name="_39_9">e</text:span><text:span text:style-name="_31_70">n</text:span><text:span text:style-name="_36_6">t</text:span><text:span text:style-name="_31_31">i</text:span><text:span text:style-name="_31_79">t</text:span><text:span text:style-name="_36_8">l</text:span><text:span text:style-name="_31_01">e</text:span><text:span text:style-name="_31_51"> </text:span><text:span text:style-name="_34_2">t</text:span><text:span text:style-name="_31_28">h</text:span><text:span text:style-name="_32_10">e</text:span><text:span text:style-name="_35_0">m</text:span><text:span text:style-name="_39_5">,</text:span><text:span text:style-name="_31_51"> </text:span><text:span text:style-name="_33_0">a</text:span><text:span text:style-name="_37_6"> </text:span><text:span text:style-name="_31_76">d</text:span><text:span text:style-name="_35_7">e</text:span><text:span text:style-name="_31_17">c</text:span><text:span text:style-name="_32_01">e</text:span><text:span text:style-name="_34_1">n</text:span><text:span text:style-name="_31_31">t</text:span><text:span text:style-name="_31_51"> </text:span><text:span text:style-name="_32_4">r</text:span><text:span text:style-name="_31_43">e</text:span><text:span text:style-name="_32_25">s</text:span><text:span text:style-name="_32_3">p</text:span><text:span text:style-name="_31_25">e</text:span><text:span text:style-name="_32_25">c</text:span><text:span text:style-name="_35_1">t</text:span><text:span text:style-name="_37_6"> </text:span><text:span text:style-name="_31_77">t</text:span><text:span text:style-name="_35_9">o</text:span><text:span text:style-name="_37_6"> </text:span><text:span text:style-name="_31_95">t</text:span><text:span text:style-name="_36_5">h</text:span><text:span text:style-name="_31_11">e</text:span><text:span text:style-name="_31_51"> </text:span><text:span text:style-name="_35_9">o</text:span><text:span text:style-name="_31_05">p</text:span><text:span text:style-name="_31_71">i</text:span><text:span text:style-name="_33_9">n</text:span><text:span text:style-name="_31_47">i</text:span><text:span text:style-name="_32_00">o</text:span><text:span text:style-name="_36_9">n</text:span><text:span text:style-name="_31_04">s</text:span><text:span text:style-name="_31_51"> </text:span><text:span text:style-name="_36_0">o</text:span><text:span text:style-name="_31_46">f</text:span><text:span text:style-name="_31_51"> </text:span><text:span text:style-name="_32_6">m</text:span><text:span text:style-name="_31_41">a</text:span><text:span text:style-name="_32_22">n</text:span><text:span text:style-name="_32_0">k</text:span><text:span text:style-name="_31_04">i</text:span><text:span text:style-name="_31_89">n</text:span><text:span text:style-name="_34_1">d</text:span><text:span text:style-name="_37_6"> </text:span><text:span text:style-name="_31_89">r</text:span><text:span text:style-name="_32_1">e</text:span><text:span text:style-name="_31_44">q</text:span><text:span text:style-name="_31_89">u</text:span><text:span text:style-name="_37_1">i</text:span><text:span text:style-name="_31_29">r</text:span><text:span text:style-name="_32_19">e</text:span><text:span text:style-name="_32_3">s</text:span><text:span text:style-name="_37_6"> </text:span><text:span text:style-name="_31_70">t</text:span><text:span text:style-name="_34_5">h</text:span><text:span text:style-name="_31_14">a</text:span><text:span text:style-name="_32_15">t</text:span><text:span text:style-name="_31_"> </text:span><text:span text:style-name="_31_41">t</text:span><text:span text:style-name="_32_04">h</text:span><text:span text:style-name="_36_0">e</text:span><text:span text:style-name="_31_02">y</text:span><text:span text:style-name="_31_51"> </text:span><text:span text:style-name="_36_8">s</text:span><text:span text:style-name="_31_13">h</text:span><text:span text:style-name="_31_80">o</text:span><text:span text:style-name="_37_1">u</text:span><text:span text:style-name="_31_14">l</text:span><text:span text:style-name="_32_24">d</text:span><text:span text:style-name="_31_"> </text:span><text:span text:style-name="_31_35">d</text:span><text:span text:style-name="_31_91">e</text:span><text:span text:style-name="_35_1">c</text:span><text:span text:style-name="_31_01">l</text:span><text:span text:style-name="_31_80">a</text:span><text:span text:style-name="_32_4">r</text:span><text:span text:style-name="_31_44">e</text:span><text:span text:style-name="_31_51"> </text:span><text:span text:style-name="_33_5">t</text:span><text:span text:style-name="_31_40">h</text:span><text:span text:style-name="_31_86">e</text:span><text:span text:style-name="_31_"> </text:span><text:span text:style-name="_39_8">c</text:span><text:span text:style-name="_31_85">a</text:span><text:span text:style-name="_36_5">u</text:span><text:span text:style-name="_31_40">s</text:span><text:span text:style-name="_32_07">e</text:span><text:span text:style-name="_35_0">s</text:span><text:span text:style-name="_37_6"> </text:span><text:span text:style-name="_31_74">w</text:span><text:span text:style-name="_37_2">h</text:span><text:span text:style-name="_31_41">i</text:span><text:span text:style-name="_32_07">c</text:span><text:span text:style-name="_36_6">h</text:span><text:span text:style-name="_37_6"> </text:span><text:span text:style-name="_31_80">i</text:span><text:span text:style-name="_33_6">m</text:span><text:span text:style-name="_31_43">p</text:span><text:span text:style-name="_32_18">e</text:span><text:span text:style-name="_37_5">l</text:span><text:span text:style-name="_37_6"> </text:span><text:span text:style-name="_32_10">t</text:span><text:span text:style-name="_33_6">h</text:span><text:span text:style-name="_31_13">e</text:span><text:span text:style-name="_31_71">m</text:span><text:span text:style-name="_31_"> </text:span><text:span text:style-name="_31_11">t</text:span><text:span text:style-name="_32_04">o</text:span><text:span text:style-name="_31_"> </text:span><text:span text:style-name="_31_28">t</text:span><text:span text:style-name="_31_70">h</text:span><text:span text:style-name="_35_0">e</text:span><text:span text:style-name="_37_6"> </text:span><text:span text:style-name="_32_24">s</text:span><text:span text:style-name="_33_0">e</text:span><text:span text:style-name="_31_29">p</text:span><text:span text:style-name="_32_15">a</text:span><text:span text:style-name="_32_7">r</text:span><text:span text:style-name="_31_35">a</text:span><text:span text:style-name="_32_19">t</text:span><text:span text:style-name="_33_0">i</text:span><text:span text:style-name="_31_47">o</text:span><text:span text:style-name="_31_70">n</text:span><text:span text:style-name="_35_3">.</text:span></text:p>
      <text:p text:style-name="P1"><text:span text:style-name="_33_6">W</text:span><text:span text:style-name="_31_05">e</text:span><text:span text:style-name="_31_51"> </text:span><text:span text:style-name="_37_1">h</text:span><text:span text:style-name="_31_44">o</text:span><text:span text:style-name="_32_03">l</text:span><text:span text:style-name="_36_5">d</text:span><text:span text:style-name="_37_6"> </text:span><text:span text:style-name="_32_15">t</text:span><text:span text:style-name="_36_5">h</text:span><text:span text:style-name="_39_8">e</text:span><text:span text:style-name="_32_09">s</text:span><text:span text:style-name="_34_4">e</text:span><text:span text:style-name="_37_6"> </text:span><text:span text:style-name="_32_16">t</text:span><text:span text:style-name="_35_6">r</text:span><text:span text:style-name="_31_11">u</text:span><text:span text:style-name="_31_76">t</text:span><text:span text:style-name="_35_7">h</text:span><text:span text:style-name="_39_8">s</text:span><text:span text:style-name="_31_51"> </text:span><text:span text:style-name="_35_3">t</text:span><text:span text:style-name="_31_02">o</text:span><text:span text:style-name="_31_51"> </text:span><text:span text:style-name="_33_8">b</text:span><text:span text:style-name="_31_25">e</text:span><text:span text:style-name="_31_51"> </text:span><text:span text:style-name="_37_4">s</text:span><text:span text:style-name="_31_46">e</text:span><text:span text:style-name="_31_76">l</text:span><text:span text:style-name="_32_4">f</text:span><text:span text:style-name="_35_1">-</text:span><text:span text:style-name="_33_8">e</text:span><text:span text:style-name="_31_16">v</text:span><text:span text:style-name="_31_76">i</text:span><text:span text:style-name="_35_7">d</text:span><text:span text:style-name="_31_40">e</text:span><text:span text:style-name="_31_74">n</text:span><text:span text:style-name="_35_6">t</text:span><text:span text:style-name="_31_44">,</text:span><text:span text:style-name="_31_51"> </text:span><text:span text:style-name="_37_1">t</text:span><text:span text:style-name="_31_25">h</text:span><text:span text:style-name="_32_07">a</text:span><text:span text:style-name="_32_1">t</text:span><text:span text:style-name="_37_6"> </text:span><text:span text:style-name="_31_95">a</text:span><text:span text:style-name="_36_8">l</text:span><text:span text:style-name="_39_6">l</text:span><text:span text:style-name="_31_51"> </text:span><text:span text:style-name="_32_6">m</text:span><text:span text:style-name="_31_35">e</text:span><text:span text:style-name="_31_74">n</text:span><text:span text:style-name="_31_"> </text:span><text:span text:style-name="_31_02">a</text:span><text:span text:style-name="_31_77">r</text:span><text:span text:style-name="_36_9">e</text:span><text:span text:style-name="_37_6"> </text:span><text:span text:style-name="_31_89">c</text:span><text:span text:style-name="_36_5">r</text:span><text:span text:style-name="_31_10">e</text:span><text:span text:style-name="_31_95">a</text:span><text:span text:style-name="_33_0">t</text:span><text:span text:style-name="_31_01">e</text:span><text:span text:style-name="_32_10">d</text:span><text:span text:style-name="_31_"> </text:span><text:span text:style-name="_31_40">e</text:span><text:span text:style-name="_31_80">q</text:span><text:span text:style-name="_35_3">u</text:span><text:span text:style-name="_31_43">a</text:span><text:span text:style-name="_31_79">l</text:span><text:span text:style-name="_37_2">,</text:span><text:span text:style-name="_37_6"> </text:span><text:span text:style-name="_32_01">t</text:span><text:span text:style-name="_35_7">h</text:span><text:span text:style-name="_31_35">a</text:span><text:span text:style-name="_32_24">t</text:span><text:span text:style-name="_31_"> </text:span><text:span text:style-name="_31_25">t</text:span><text:span text:style-name="_31_80">h</text:span><text:span text:style-name="_34_5">e</text:span><text:span text:style-name="_31_25">y</text:span><text:span text:style-name="_31_51"> </text:span><text:span text:style-name="_37_2">a</text:span><text:span text:style-name="_31_20">r</text:span><text:span text:style-name="_31_77">e</text:span><text:span text:style-name="_31_"> </text:span><text:span text:style-name="_31_05">e</text:span><text:span text:style-name="_31_89">n</text:span><text:span text:style-name="_35_0">d</text:span><text:span text:style-name="_31_46">o</text:span><text:span text:style-name="_32_06">w</text:span><text:span text:style-name="_34_1">e</text:span><text:span text:style-name="_31_32">d</text:span><text:span text:style-name="_31_51"> </text:span><text:span text:style-name="_35_4">b</text:span><text:span text:style-name="_31_14">y</text:span><text:span text:style-name="_31_51"> </text:span><text:span text:style-name="_36_5">t</text:span><text:span text:style-name="_31_17">h</text:span><text:span text:style-name="_31_85">e</text:span><text:span text:style-name="_37_1">i</text:span><text:span text:style-name="_31_50">r</text:span><text:span text:style-name="_31_51"> </text:span><text:span text:style-name="_37_4">C</text:span><text:span text:style-name="_31_04">r</text:span><text:span text:style-name="_31_79">e</text:span><text:span text:style-name="_36_0">a</text:span><text:span text:style-name="_31_25">t</text:span><text:span text:style-name="_31_74">o</text:span><text:span text:style-name="_33_8">r</text:span><text:span text:style-name="_37_6"> </text:span><text:span text:style-name="_31_71">w</text:span><text:span text:style-name="_35_1">i</text:span><text:span text:style-name="_31_28">t</text:span><text:span text:style-name="_32_10">h</text:span><text:span text:style-name="_31_"> </text:span><text:span text:style-name="_39_5">c</text:span><text:span text:style-name="_31_94">e</text:span><text:span text:style-name="_32_1">r</text:span><text:span text:style-name="_31_49">t</text:span><text:span text:style-name="_32_06">a</text:span><text:span text:style-name="_35_4">i</text:span><text:span text:style-name="_31_13">n</text:span><text:span text:style-name="_31_51"> </text:span><text:span text:style-name="_37_4">u</text:span><text:span text:style-name="_31_05">n</text:span><text:span text:style-name="_32_06">a</text:span><text:span text:style-name="_34_2">l</text:span><text:span text:style-name="_31_20">i</text:span><text:span text:style-name="_32_03">e</text:span><text:span text:style-name="_37_4">n</text:span><text:span text:style-name="_31_05">a</text:span><text:span text:style-name="_31_71">b</text:span><text:span text:style-name="_37_2">l</text:span><text:span text:style-name="_31_26">e</text:span><text:span text:style-name="_31_51"> </text:span><text:span text:style-name="_34_1">R</text:span><text:span text:style-name="_31_46">i</text:span><text:span text:style-name="_31_92">g</text:span><text:span text:style-name="_33_6">h</text:span><text:span text:style-name="_39_6">t</text:span><text:span text:style-name="_31_80">s</text:span><text:span text:style-name="_33_0">,</text:span><text:span text:style-name="_37_6"> </text:span><text:span text:style-name="_32_22">t</text:span><text:span text:style-name="_32_3">h</text:span><text:span text:style-name="_31_14">a</text:span><text:span text:style-name="_31_95">t</text:span><text:span text:style-name="_31_"> </text:span><text:span text:style-name="_39_5">a</text:span><text:span text:style-name="_31_70">m</text:span><text:span text:style-name="_33_8">o</text:span><text:span text:style-name="_31_35">n</text:span><text:span text:style-name="_32_09">g</text:span><text:span text:style-name="_31_"> </text:span><text:span text:style-name="_39_6">t</text:span><text:span text:style-name="_32_22">h</text:span><text:span text:style-name="_33_0">e</text:span><text:span text:style-name="_31_26">s</text:span><text:span text:style-name="_32_21">e</text:span><text:span text:style-name="_31_"> </text:span><text:span text:style-name="_31_49">a</text:span><text:span text:style-name="_32_16">r</text:span><text:span text:style-name="_37_5">e</text:span><text:span text:style-name="_37_6"> </text:span><text:span text:style-name="_32_25">L</text:span><text:span text:style-name="_37_5">i</text:span><text:span text:style-name="_31_05">f</text:span><text:span text:style-name="_31_88">e</text:span><text:span text:style-name="_36_8">,</text:span><text:span text:style-name="_37_6"> </text:span><text:span text:style-name="_31_71">L</text:span><text:span text:style-name="_36_0">i</text:span><text:span text:style-name="_31_47">b</text:span><text:span text:style-name="_31_88">e</text:span><text:span text:style-name="_33_9">r</text:span><text:span text:style-name="_31_31">t</text:span><text:span text:style-name="_32_15">y</text:span><text:span text:style-name="_31_"> </text:span><text:span text:style-name="_31_14">a</text:span><text:span text:style-name="_32_15">n</text:span><text:span text:style-name="_34_1">d</text:span><text:span text:style-name="_37_6"> </text:span><text:span text:style-name="_32_07">t</text:span><text:span text:style-name="_36_8">h</text:span><text:span text:style-name="_31_41">e</text:span><text:span text:style-name="_31_51"> </text:span><text:span text:style-name="_36_6">p</text:span><text:span text:style-name="_31_28">u</text:span><text:span text:style-name="_32_21">r</text:span><text:span text:style-name="_32_9">s</text:span><text:span text:style-name="_31_35">u</text:span><text:span text:style-name="_32_06">i</text:span><text:span text:style-name="_37_1">t</text:span><text:span text:style-name="_37_6"> </text:span><text:span text:style-name="_31_94">o</text:span><text:span text:style-name="_34_5">f</text:span><text:span text:style-name="_37_6"> </text:span><text:span text:style-name="_32_19">H</text:span><text:span text:style-name="_33_5">a</text:span><text:span text:style-name="_31_29">p</text:span><text:span text:style-name="_32_21">p</text:span><text:span text:style-name="_36_8">i</text:span><text:span text:style-name="_31_16">n</text:span><text:span text:style-name="_32_24">e</text:span><text:span text:style-name="_32_4">s</text:span><text:span text:style-name="_31_28">s</text:span><text:span text:style-name="_31_89">.</text:span><text:span text:style-name="_32_01">--</text:span><text:span text:style-name="_32_1">T</text:span><text:span text:style-name="_31_28">h</text:span><text:span text:style-name="_31_80">a</text:span><text:span text:style-name="_37_5">t</text:span><text:span text:style-name="_37_6"> </text:span><text:span text:style-name="_32_22">t</text:span><text:span text:style-name="_32_4">o</text:span><text:span text:style-name="_37_6"> </text:span><text:span text:style-name="_31_86">s</text:span><text:span text:style-name="_35_7">e</text:span><text:span text:style-name="_31_46">c</text:span><text:span text:style-name="_31_74">u</text:span><text:span text:style-name="_35_9">r</text:span><text:span text:style-name="_31_10">e</text:span><text:span text:style-name="_31_51"> </text:span><text:span text:style-name="_35_3">t</text:span><text:span text:style-name="_31_14">h</text:span><text:span text:style-name="_31_94">e</text:span><text:span text:style-name="_35_0">s</text:span><text:span text:style-name="_31_44">e</text:span><text:span text:style-name="_31_51"> </text:span><text:span text:style-name="_34_4">r</text:span><text:span text:style-name="_31_46">i</text:span><text:span text:style-name="_31_73">g</text:span><text:span text:style-name="_33_5">h</text:span><text:span text:style-name="_31_26">t</text:span><text:span text:style-name="_32_07">s</text:span><text:span text:style-name="_33_6">,</text:span><text:span text:style-name="_37_6"> </text:span><text:span text:style-name="_32_16">G</text:span><text:span text:style-name="_33_0">o</text:span><text:span text:style-name="_31_02">v</text:span><text:span text:style-name="_32_16">e</text:span><text:span text:style-name="_32_0">r</text:span><text:span text:style-name="_31_43">n</text:span><text:span text:style-name="_31_73">m</text:span><text:span text:style-name="_32_9">e</text:span><text:span text:style-name="_31_31">n</text:span><text:span text:style-name="_31_77">t</text:span><text:span text:style-name="_34_1">s</text:span><text:span text:style-name="_37_6"> </text:span><text:span text:style-name="_32_10">a</text:span><text:span text:style-name="_35_1">r</text:span><text:span text:style-name="_31_50">e</text:span><text:span text:style-name="_31_51"> </text:span><text:span text:style-name="_34_1">i</text:span><text:span text:style-name="_31_17">n</text:span><text:span text:style-name="_31_76">s</text:span><text:span text:style-name="_34_1">t</text:span><text:span text:style-name="_31_16">i</text:span><text:span text:style-name="_31_74">t</text:span><text:span text:style-name="_35_7">u</text:span><text:span text:style-name="_31_47">t</text:span><text:span text:style-name="_32_18">e</text:span><text:span text:style-name="_34_4">d</text:span><text:span text:style-name="_37_6"> </text:span><text:span text:style-name="_32_21">a</text:span><text:span text:style-name="_32_6">m</text:span><text:span text:style-name="_31_05">o</text:span><text:span text:style-name="_32_10">n</text:span><text:span text:style-name="_37_2">g</text:span><text:span text:style-name="_37_6"> </text:span><text:span text:style-name="_31_70">M</text:span><text:span text:style-name="_32_6">e</text:span><text:span text:style-name="_31_01">n</text:span><text:span text:style-name="_32_03">,</text:span><text:span text:style-name="_31_"> </text:span><text:span text:style-name="_31_13">d</text:span><text:span text:style-name="_32_07">e</text:span><text:span text:style-name="_36_8">r</text:span><text:span text:style-name="_31_13">i</text:span><text:span text:style-name="_31_86">v</text:span><text:span text:style-name="_32_1">i</text:span><text:span text:style-name="_31_49">n</text:span><text:span text:style-name="_32_09">g</text:span><text:span text:style-name="_31_"> </text:span><text:span text:style-name="_31_32">t</text:span><text:span text:style-name="_32_25">h</text:span><text:span text:style-name="_32_0">e</text:span><text:span text:style-name="_31_05">i</text:span><text:span text:style-name="_31_94">r</text:span><text:span text:style-name="_31_"> </text:span><text:span text:style-name="_31_17">j</text:span><text:span text:style-name="_32_06">u</text:span><text:span text:style-name="_34_2">s</text:span><text:span text:style-name="_31_40">t</text:span><text:span text:style-name="_31_51"> </text:span><text:span text:style-name="_34_1">p</text:span><text:span text:style-name="_31_49">o</text:span><text:span text:style-name="_31_94">w</text:span><text:span text:style-name="_32_1">e</text:span><text:span text:style-name="_39_6">r</text:span><text:span text:style-name="_32_25">s</text:span><text:span text:style-name="_31_"> </text:span><text:span text:style-name="_31_02">f</text:span><text:span text:style-name="_32_21">r</text:span><text:span text:style-name="_35_0">o</text:span><text:span text:style-name="_31_50">m</text:span><text:span text:style-name="_31_51"> </text:span><text:span text:style-name="_36_8">t</text:span><text:span text:style-name="_31_49">h</text:span><text:span text:style-name="_32_09">e</text:span><text:span text:style-name="_31_"> </text:span><text:span text:style-name="_31_01">c</text:span><text:span text:style-name="_32_16">o</text:span><text:span text:style-name="_37_1">n</text:span><text:span text:style-name="_31_34">s</text:span><text:span text:style-name="_31_86">e</text:span><text:span text:style-name="_35_6">n</text:span><text:span text:style-name="_31_43">t</text:span><text:span text:style-name="_31_51"> </text:span><text:span text:style-name="_34_2">o</text:span><text:span text:style-name="_31_32">f</text:span><text:span text:style-name="_31_51"> </text:span><text:span text:style-name="_35_7">t</text:span><text:span text:style-name="_31_40">h</text:span><text:span text:style-name="_31_86">e</text:span><text:span text:style-name="_31_"> </text:span><text:span text:style-name="_31_25">g</text:span><text:span text:style-name="_31_94">o</text:span><text:span text:style-name="_35_3">v</text:span><text:span text:style-name="_31_29">e</text:span><text:span text:style-name="_31_94">r</text:span><text:span text:style-name="_33_0">n</text:span><text:span text:style-name="_31_49">e</text:span><text:span text:style-name="_31_92">d</text:span><text:span text:style-name="_36_6">,</text:span><text:span text:style-name="_37_6"> --</text:span><text:span text:style-name="_36_0">T</text:span><text:span text:style-name="_31_17">h</text:span><text:span text:style-name="_32_04">a</text:span><text:span text:style-name="_32_1">t</text:span><text:span text:style-name="_37_6"> </text:span><text:span text:style-name="_31_73">w</text:span><text:span text:style-name="_36_0">h</text:span><text:span text:style-name="_31_05">e</text:span><text:span text:style-name="_31_94">n</text:span><text:span text:style-name="_32_1">e</text:span><text:span text:style-name="_31_34">v</text:span><text:span text:style-name="_31_77">e</text:span><text:span text:style-name="_35_3">r</text:span><text:span text:style-name="_37_6"> </text:span><text:span text:style-name="_31_91">a</text:span><text:span text:style-name="_34_4">n</text:span><text:span text:style-name="_31_28">y</text:span><text:span text:style-name="_31_51"> </text:span><text:span text:style-name="_32_9">F</text:span><text:span text:style-name="_31_04">o</text:span><text:span text:style-name="_32_10">r</text:span><text:span text:style-name="_35_7">m</text:span><text:span text:style-name="_37_6"> </text:span><text:span text:style-name="_31_79">o</text:span><text:span text:style-name="_34_2">f</text:span><text:span text:style-name="_37_6"> </text:span><text:span text:style-name="_32_00">G</text:span><text:span text:style-name="_32_7">o</text:span><text:span text:style-name="_31_20">v</text:span><text:span text:style-name="_32_19">e</text:span><text:span text:style-name="_35_0">r</text:span><text:span text:style-name="_31_11">n</text:span><text:span text:style-name="_31_91">m</text:span><text:span text:style-name="_37_2">e</text:span><text:span text:style-name="_31_50">n</text:span><text:span text:style-name="_31_91">t</text:span><text:span text:style-name="_31_"> </text:span><text:span text:style-name="_31_40">b</text:span><text:span text:style-name="_31_91">e</text:span><text:span text:style-name="_34_4">c</text:span><text:span text:style-name="_31_05">o</text:span><text:span text:style-name="_32_15">m</text:span><text:span text:style-name="_32_4">e</text:span><text:span text:style-name="_31_44">s</text:span><text:span text:style-name="_31_51"> </text:span><text:span text:style-name="_35_7">d</text:span><text:span text:style-name="_31_47">e</text:span><text:span text:style-name="_31_73">s</text:span><text:span text:style-name="_32_4">t</text:span><text:span text:style-name="_31_10">r</text:span><text:span text:style-name="_31_86">u</text:span><text:span text:style-name="_34_2">c</text:span><text:span text:style-name="_31_29">t</text:span><text:span text:style-name="_32_16">i</text:span><text:span text:style-name="_36_6">v</text:span><text:span text:style-name="_39_6">e</text:span><text:span text:style-name="_31_51"> </text:span><text:span text:style-name="_34_4">o</text:span><text:span text:style-name="_31_29">f</text:span><text:span text:style-name="_31_51"> </text:span><text:span text:style-name="_35_3">t</text:span><text:span text:style-name="_31_43">h</text:span><text:span text:style-name="_32_10">e</text:span><text:span text:style-name="_35_4">s</text:span><text:span text:style-name="_31_10">e</text:span><text:span text:style-name="_31_51"> </text:span><text:span text:style-name="_37_2">e</text:span><text:span text:style-name="_39_8">n</text:span><text:span text:style-name="_31_76">d</text:span><text:span text:style-name="_33_0">s</text:span><text:span text:style-name="_31_04">,</text:span><text:span text:style-name="_31_51"> </text:span><text:span text:style-name="_35_0">i</text:span><text:span text:style-name="_31_26">t</text:span><text:span text:style-name="_31_51"> </text:span><text:span text:style-name="_35_3">i</text:span><text:span text:style-name="_39_9">s</text:span><text:span text:style-name="_31_51"> </text:span><text:span text:style-name="_35_1">t</text:span><text:span text:style-name="_31_17">h</text:span><text:span text:style-name="_32_10">e</text:span><text:span text:style-name="_31_"> </text:span><text:span text:style-name="_31_28">R</text:span><text:span text:style-name="_32_16">i</text:span><text:span text:style-name="_35_7">g</text:span><text:span text:style-name="_31_11">h</text:span><text:span text:style-name="_32_19">t</text:span><text:span text:style-name="_31_"> </text:span><text:span text:style-name="_39_9">o</text:span><text:span text:style-name="_32_18">f</text:span><text:span text:style-name="_31_"> </text:span><text:span text:style-name="_39_6">t</text:span><text:span text:style-name="_31_94">h</text:span><text:span text:style-name="_35_9">e</text:span><text:span text:style-name="_37_6"> </text:span><text:span text:style-name="_32_06">P</text:span><text:span text:style-name="_35_3">e</text:span><text:span text:style-name="_31_46">o</text:span><text:span text:style-name="_31_94">p</text:span><text:span text:style-name="_33_9">l</text:span><text:span text:style-name="_31_46">e</text:span><text:span text:style-name="_31_51"> </text:span><text:span text:style-name="_36_0">t</text:span><text:span text:style-name="_31_05">o</text:span><text:span text:style-name="_31_51"> </text:span><text:span text:style-name="_34_1">a</text:span><text:span text:style-name="_39_5">l</text:span><text:span text:style-name="_32_16">t</text:span><text:span text:style-name="_32_0">e</text:span><text:span text:style-name="_31_11">r</text:span><text:span text:style-name="_31_51"> </text:span><text:span text:style-name="_36_0">o</text:span><text:span text:style-name="_31_25">r</text:span><text:span text:style-name="_31_51"> </text:span><text:span text:style-name="_32_0">t</text:span><text:span text:style-name="_31_04">o</text:span><text:span text:style-name="_31_51"> </text:span><text:span text:style-name="_37_1">a</text:span><text:span text:style-name="_31_29">b</text:span><text:span text:style-name="_31_80">o</text:span><text:span text:style-name="_36_8">l</text:span><text:span text:style-name="_31_01">i</text:span><text:span text:style-name="_31_71">s</text:span><text:span text:style-name="_37_1">h</text:span><text:span text:style-name="_37_6"> </text:span><text:span text:style-name="_32_01">i</text:span><text:span text:style-name="_32_9">t</text:span><text:span text:style-name="_31_46">,</text:span><text:span text:style-name="_31_51"> </text:span><text:span text:style-name="_37_5">a</text:span><text:span text:style-name="_31_26">n</text:span><text:span text:style-name="_31_77">d</text:span><text:span text:style-name="_31_"> </text:span><text:span text:style-name="_31_29">t</text:span><text:span text:style-name="_31_88">o</text:span><text:span text:style-name="_31_"> </text:span><text:span text:style-name="_39_8">i</text:span><text:span text:style-name="_32_01">n</text:span><text:span text:style-name="_35_4">s</text:span><text:span text:style-name="_31_40">t</text:span><text:span text:style-name="_32_22">i</text:span><text:span text:style-name="_32_6">t</text:span><text:span text:style-name="_31_10">u</text:span><text:span text:style-name="_32_15">t</text:span><text:span text:style-name="_35_0">e</text:span><text:span text:style-name="_37_6"> </text:span><text:span text:style-name="_32_06">n</text:span><text:span text:style-name="_33_9">e</text:span><text:span text:style-name="_31_20">w</text:span><text:span text:style-name="_31_51"> </text:span><text:span text:style-name="_37_2">G</text:span><text:span text:style-name="_31_34">o</text:span><text:span text:style-name="_32_04">v</text:span><text:span text:style-name="_33_5">e</text:span><text:span text:style-name="_31_25">r</text:span><text:span text:style-name="_31_92">n</text:span><text:span text:style-name="_32_1">m</text:span><text:span text:style-name="_39_9">e</text:span><text:span text:style-name="_31_73">n</text:span><text:span text:style-name="_32_4">t</text:span><text:span text:style-name="_31_10">,</text:span><text:span text:style-name="_31_51"> </text:span><text:span text:style-name="_35_3">l</text:span><text:span text:style-name="_31_44">a</text:span><text:span text:style-name="_32_09">y</text:span><text:span text:style-name="_37_1">i</text:span><text:span text:style-name="_31_20">n</text:span><text:span text:style-name="_32_22">g</text:span><text:span text:style-name="_31_"> </text:span><text:span text:style-name="_31_41">i</text:span><text:span text:style-name="_32_09">t</text:span><text:span text:style-name="_35_6">s</text:span><text:span text:style-name="_37_6"> </text:span><text:span text:style-name="_32_16">f</text:span><text:span text:style-name="_32_0">o</text:span><text:span text:style-name="_31_47">u</text:span><text:span text:style-name="_32_22">n</text:span><text:span text:style-name="_34_4">d</text:span><text:span text:style-name="_31_13">a</text:span><text:span text:style-name="_32_15">t</text:span><text:span text:style-name="_37_1">i</text:span><text:span text:style-name="_31_14">o</text:span><text:span text:style-name="_31_77">n</text:span><text:span text:style-name="_31_"> </text:span><text:span text:style-name="_31_47">o</text:span><text:span text:style-name="_31_95">n</text:span><text:span text:style-name="_31_"> </text:span><text:span text:style-name="_31_41">s</text:span><text:span text:style-name="_31_80">u</text:span><text:span text:style-name="_35_1">c</text:span><text:span text:style-name="_31_02">h</text:span><text:span text:style-name="_31_51"> </text:span><text:span text:style-name="_37_1">p</text:span><text:span text:style-name="_31_05">r</text:span><text:span text:style-name="_32_04">i</text:span><text:span text:style-name="_32_1">n</text:span><text:span text:style-name="_31_29">c</text:span><text:span text:style-name="_32_07">i</text:span><text:span text:style-name="_36_8">p</text:span><text:span text:style-name="_31_19">l</text:span><text:span text:style-name="_32_25">e</text:span><text:span text:style-name="_36_5">s</text:span><text:span text:style-name="_37_6"> </text:span><text:span text:style-name="_31_76">a</text:span><text:span text:style-name="_35_4">n</text:span><text:span text:style-name="_31_02">d</text:span><text:span text:style-name="_31_51"> </text:span><text:span text:style-name="_34_2">o</text:span><text:span text:style-name="_31_46">r</text:span><text:span text:style-name="_31_89">g</text:span><text:span text:style-name="_33_8">a</text:span><text:span text:style-name="_31_49">n</text:span><text:span text:style-name="_32_15">i</text:span><text:span text:style-name="_34_5">z</text:span><text:span text:style-name="_31_44">i</text:span><text:span text:style-name="_31_88">n</text:span><text:span text:style-name="_33_8">g</text:span><text:span text:style-name="_37_6"> </text:span><text:span text:style-name="_31_95">i</text:span><text:span text:style-name="_33_9">t</text:span><text:span text:style-name="_31_26">s</text:span><text:span text:style-name="_31_51"> </text:span><text:span text:style-name="_37_2">p</text:span><text:span text:style-name="_31_25">o</text:span><text:span text:style-name="_32_01">w</text:span><text:span text:style-name="_32_3">e</text:span><text:span text:style-name="_31_40">r</text:span><text:span text:style-name="_31_94">s</text:span><text:span text:style-name="_31_"> </text:span><text:span text:style-name="_39_6">i</text:span><text:span text:style-name="_31_92">n</text:span><text:span text:style-name="_31_"> </text:span><text:span text:style-name="_39_8">s</text:span><text:span text:style-name="_31_88">u</text:span><text:span text:style-name="_34_2">c</text:span><text:span text:style-name="_31_17">h</text:span><text:span text:style-name="_31_51"> </text:span><text:span text:style-name="_32_7">f</text:span><text:span text:style-name="_31_13">o</text:span><text:span text:style-name="_31_73">r</text:span><text:span text:style-name="_35_6">m</text:span><text:span text:style-name="_31_02">,</text:span><text:span text:style-name="_31_51"> </text:span><text:span text:style-name="_35_6">a</text:span><text:span text:style-name="_31_32">s</text:span><text:span text:style-name="_31_51"> </text:span><text:span text:style-name="_33_5">t</text:span><text:span text:style-name="_31_46">o</text:span><text:span text:style-name="_31_51"> </text:span><text:span text:style-name="_36_6">t</text:span><text:span text:style-name="_31_05">h</text:span><text:span text:style-name="_32_22">e</text:span><text:span text:style-name="_35_7">m</text:span><text:span text:style-name="_37_6"> </text:span><text:span text:style-name="_32_24">s</text:span><text:span text:style-name="_33_8">h</text:span><text:span text:style-name="_31_40">a</text:span><text:span text:style-name="_31_80">l</text:span><text:span text:style-name="_32_7">l</text:span><text:span text:style-name="_37_6"> </text:span><text:span text:style-name="_32_18">s</text:span><text:span text:style-name="_36_8">e</text:span><text:span text:style-name="_31_43">e</text:span><text:span text:style-name="_31_70">m</text:span><text:span text:style-name="_31_"> </text:span><text:span text:style-name="_31_16">m</text:span><text:span text:style-name="_31_70">o</text:span><text:span text:style-name="_32_3">s</text:span><text:span text:style-name="_31_32">t</text:span><text:span text:style-name="_31_51"> </text:span><text:span text:style-name="_37_1">l</text:span><text:span text:style-name="_31_05">i</text:span><text:span text:style-name="_32_25">k</text:span><text:span text:style-name="_34_5">e</text:span><text:span text:style-name="_31_40">l</text:span><text:span text:style-name="_31_80">y</text:span><text:span text:style-name="_31_"> </text:span><text:span text:style-name="_31_19">t</text:span><text:span text:style-name="_32_03">o</text:span><text:span text:style-name="_31_"> </text:span><text:span text:style-name="_31_41">e</text:span><text:span text:style-name="_31_79">f</text:span><text:span text:style-name="_33_9">f</text:span><text:span text:style-name="_31_25">e</text:span><text:span text:style-name="_32_01">c</text:span><text:span text:style-name="_32_1">t</text:span><text:span text:style-name="_37_6"> </text:span><text:span text:style-name="_31_94">t</text:span><text:span text:style-name="_35_4">h</text:span><text:span text:style-name="_39_5">e</text:span><text:span text:style-name="_31_70">i</text:span><text:span text:style-name="_34_5">r</text:span><text:span text:style-name="_37_6"> </text:span><text:span text:style-name="_32_06">S</text:span><text:span text:style-name="_35_6">a</text:span><text:span text:style-name="_31_11">f</text:span><text:span text:style-name="_32_15">e</text:span><text:span text:style-name="_32_3">t</text:span><text:span text:style-name="_31_32">y</text:span><text:span text:style-name="_31_51"> </text:span><text:span text:style-name="_37_2">a</text:span><text:span text:style-name="_39_8">n</text:span><text:span text:style-name="_32_18">d</text:span><text:span text:style-name="_31_"> </text:span><text:span text:style-name="_31_04">H</text:span><text:span text:style-name="_32_00">a</text:span><text:span text:style-name="_32_4">p</text:span><text:span text:style-name="_31_35">p</text:span><text:span text:style-name="_31_77">i</text:span><text:span text:style-name="_33_8">n</text:span><text:span text:style-name="_31_10">e</text:span><text:span text:style-name="_32_01">s</text:span><text:span text:style-name="_37_2">s</text:span><text:span text:style-name="_31_17">.</text:span><text:span text:style-name="_31_51"> </text:span><text:span text:style-name="_33_8">P</text:span><text:span text:style-name="_31_40">r</text:span><text:span text:style-name="_32_10">u</text:span><text:span text:style-name="_32_3">d</text:span><text:span text:style-name="_31_19">e</text:span><text:span text:style-name="_31_94">n</text:span><text:span text:style-name="_32_7">c</text:span><text:span text:style-name="_31_25">e</text:span><text:span text:style-name="_32_06">,</text:span><text:span text:style-name="_31_"> </text:span><text:span text:style-name="_31_26">i</text:span><text:span text:style-name="_32_01">n</text:span><text:span text:style-name="_36_9">d</text:span><text:span text:style-name="_31_47">e</text:span><text:span text:style-name="_32_22">e</text:span><text:span text:style-name="_37_1">d</text:span><text:span text:style-name="_31_20">,</text:span><text:span text:style-name="_31_51"> </text:span><text:span text:style-name="_32_6">w</text:span><text:span text:style-name="_31_13">i</text:span><text:span text:style-name="_32_16">l</text:span><text:span text:style-name="_34_5">l</text:span><text:span text:style-name="_37_6"> </text:span><text:span text:style-name="_31_91">d</text:span><text:span text:style-name="_37_2">i</text:span><text:span text:style-name="_31_05">c</text:span><text:span text:style-name="_31_80">t</text:span><text:span text:style-name="_34_2">a</text:span><text:span text:style-name="_31_44">t</text:span><text:span text:style-name="_31_89">e</text:span><text:span text:style-name="_31_"> </text:span><text:span text:style-name="_31_32">t</text:span><text:span text:style-name="_32_03">h</text:span><text:span text:style-name="_32_9">a</text:span><text:span text:style-name="_39_9">t</text:span><text:span text:style-name="_31_51"> </text:span><text:span text:style-name="_33_0">G</text:span><text:span text:style-name="_31_29">o</text:span><text:span text:style-name="_32_15">v</text:span><text:span text:style-name="_32_9">e</text:span><text:span text:style-name="_31_26">r</text:span><text:span text:style-name="_32_06">n</text:span><text:span text:style-name="_36_6">m</text:span><text:span text:style-name="_31_46">e</text:span><text:span text:style-name="_32_22">n</text:span><text:span text:style-name="_37_5">t</text:span><text:span text:style-name="_31_43">s</text:span><text:span text:style-name="_31_51"> </text:span><text:span text:style-name="_32_3">l</text:span><text:span text:style-name="_31_13">o</text:span><text:span text:style-name="_31_80">n</text:span><text:span text:style-name="_34_1">g</text:span><text:span text:style-name="_37_6"> </text:span><text:span text:style-name="_32_22">e</text:span><text:span text:style-name="_35_6">s</text:span><text:span text:style-name="_31_19">t</text:span><text:span text:style-name="_32_16">a</text:span><text:span text:style-name="_37_5">b</text:span><text:span text:style-name="_31_20">l</text:span><text:span text:style-name="_31_76">i</text:span><text:span text:style-name="_33_0">s</text:span><text:span text:style-name="_31_05">h</text:span><text:span text:style-name="_31_89">e</text:span><text:span text:style-name="_36_0">d</text:span><text:span text:style-name="_37_6"> </text:span><text:span text:style-name="_31_77">s</text:span><text:span text:style-name="_33_5">h</text:span><text:span text:style-name="_31_31">o</text:span><text:span text:style-name="_32_15">u</text:span><text:span text:style-name="_33_8">l</text:span><text:span text:style-name="_31_05">d</text:span><text:span text:style-name="_31_51"> </text:span><text:span text:style-name="_35_1">n</text:span><text:span text:style-name="_31_29">o</text:span><text:span text:style-name="_32_18">t</text:span><text:span text:style-name="_31_"> </text:span><text:span text:style-name="_31_19">b</text:span><text:span text:style-name="_31_77">e</text:span><text:span text:style-name="_31_"> </text:span><text:span text:style-name="_31_40">c</text:span><text:span text:style-name="_31_70">h</text:span><text:span text:style-name="_32_4">a</text:span><text:span text:style-name="_39_8">n</text:span><text:span text:style-name="_31_95">g</text:span><text:span text:style-name="_36_0">e</text:span><text:span text:style-name="_31_04">d</text:span><text:span text:style-name="_31_51"> </text:span><text:span text:style-name="_35_6">f</text:span><text:span text:style-name="_31_13">o</text:span><text:span text:style-name="_31_91">r</text:span><text:span text:style-name="_31_"> </text:span><text:span text:style-name="_31_01">l</text:span><text:span text:style-name="_32_16">i</text:span><text:span text:style-name="_33_6">g</text:span><text:span text:style-name="_31_34">h</text:span><text:span text:style-name="_31_85">t</text:span><text:span text:style-name="_31_"> </text:span><text:span text:style-name="_31_35">a</text:span><text:span text:style-name="_31_89">n</text:span><text:span text:style-name="_35_1">d</text:span><text:span text:style-name="_37_6"> </text:span><text:span text:style-name="_32_21">t</text:span><text:span text:style-name="_32_0">r</text:span><text:span text:style-name="_31_02">a</text:span><text:span text:style-name="_32_22">n</text:span><text:span text:style-name="_37_5">s</text:span><text:span text:style-name="_31_29">i</text:span><text:span text:style-name="_32_07">e</text:span><text:span text:style-name="_33_6">n</text:span><text:span text:style-name="_39_6">t</text:span><text:span text:style-name="_31_51"> </text:span><text:span text:style-name="_37_4">c</text:span><text:span text:style-name="_39_5">a</text:span><text:span text:style-name="_31_80">u</text:span><text:span text:style-name="_32_4">s</text:span><text:span text:style-name="_31_05">e</text:span><text:span text:style-name="_32_22">s</text:span><text:span text:style-name="_34_2">;</text:span><text:span text:style-name="_37_6"> </text:span><text:span text:style-name="_31_80">a</text:span><text:span text:style-name="_33_9">n</text:span><text:span text:style-name="_31_28">d</text:span><text:span text:style-name="_31_51"> </text:span><text:span text:style-name="_36_8">a</text:span><text:span text:style-name="_31_40">c</text:span><text:span text:style-name="_31_80">c</text:span><text:span text:style-name="_33_0">o</text:span><text:span text:style-name="_39_5">r</text:span><text:span text:style-name="_32_06">d</text:span><text:span text:style-name="_33_6">i</text:span><text:span text:style-name="_31_34">n</text:span><text:span text:style-name="_31_95">g</text:span><text:span text:style-name="_35_0">l</text:span><text:span text:style-name="_31_35">y</text:span><text:span text:style-name="_31_51"> </text:span><text:span text:style-name="_34_1">a</text:span><text:span text:style-name="_39_5">l</text:span><text:span text:style-name="_32_22">l</text:span><text:span text:style-name="_31_"> </text:span><text:span text:style-name="_31_40">e</text:span><text:span text:style-name="_32_18">x</text:span><text:span text:style-name="_32_4">p</text:span><text:span text:style-name="_31_01">e</text:span><text:span text:style-name="_31_94">r</text:span><text:span text:style-name="_33_5">i</text:span><text:span text:style-name="_31_46">e</text:span><text:span text:style-name="_32_25">n</text:span><text:span text:style-name="_33_5">c</text:span><text:span text:style-name="_39_5">e</text:span><text:span text:style-name="_31_51"> </text:span><text:span text:style-name="_32_9">h</text:span><text:span text:style-name="_31_28">a</text:span><text:span text:style-name="_32_10">t</text:span><text:span text:style-name="_34_2">h</text:span><text:span text:style-name="_37_6"> </text:span><text:span text:style-name="_31_88">s</text:span><text:span text:style-name="_35_0">h</text:span><text:span text:style-name="_31_41">e</text:span><text:span text:style-name="_32_24">w</text:span><text:span text:style-name="_35_0">n</text:span><text:span text:style-name="_31_41">,</text:span><text:span text:style-name="_31_51"> </text:span><text:span text:style-name="_35_0">t</text:span><text:span text:style-name="_31_47">h</text:span><text:span text:style-name="_32_09">a</text:span><text:span text:style-name="_32_4">t</text:span><text:span text:style-name="_37_6"> </text:span><text:span text:style-name="_31_89">m</text:span><text:span text:style-name="_37_2">a</text:span><text:span text:style-name="_31_25">n</text:span><text:span text:style-name="_31_73">k</text:span><text:span text:style-name="_36_9">i</text:span><text:span text:style-name="_31_04">n</text:span><text:span text:style-name="_31_92">d</text:span><text:span text:style-name="_31_"> </text:span><text:span text:style-name="_39_6">a</text:span><text:span text:style-name="_31_94">r</text:span><text:span text:style-name="_36_8">e</text:span><text:span text:style-name="_37_6"> </text:span><text:span text:style-name="_32_15">m</text:span><text:span text:style-name="_32_3">o</text:span><text:span text:style-name="_31_20">r</text:span><text:span text:style-name="_32_07">e</text:span><text:span text:style-name="_31_"> </text:span><text:span text:style-name="_31_43">d</text:span><text:span text:style-name="_32_21">i</text:span><text:span text:style-name="_32_3">s</text:span><text:span text:style-name="_31_01">p</text:span><text:span text:style-name="_31_89">o</text:span><text:span text:style-name="_35_0">s</text:span><text:span text:style-name="_31_19">e</text:span><text:span text:style-name="_31_86">d</text:span><text:span text:style-name="_31_"> </text:span><text:span text:style-name="_31_28">t</text:span><text:span text:style-name="_31_88">o</text:span><text:span text:style-name="_31_"> </text:span><text:span text:style-name="_31_35">s</text:span><text:span text:style-name="_32_19">u</text:span><text:span text:style-name="_35_4">f</text:span><text:span text:style-name="_31_44">f</text:span><text:span text:style-name="_32_19">e</text:span><text:span text:style-name="_35_7">r</text:span><text:span text:style-name="_31_35">,</text:span><text:span text:style-name="_31_51"> </text:span><text:span text:style-name="_33_9">w</text:span><text:span text:style-name="_31_28">h</text:span><text:span text:style-name="_31_94">i</text:span><text:span text:style-name="_35_3">l</text:span><text:span text:style-name="_31_41">e</text:span><text:span text:style-name="_31_51"> </text:span><text:span text:style-name="_35_6">e</text:span><text:span text:style-name="_31_26">v</text:span><text:span text:style-name="_31_92">i</text:span><text:span text:style-name="_35_1">l</text:span><text:span text:style-name="_31_02">s</text:span><text:span text:style-name="_31_51"> </text:span><text:span text:style-name="_36_5">a</text:span><text:span text:style-name="_31_34">r</text:span><text:span text:style-name="_32_09">e</text:span><text:span text:style-name="_31_"> </text:span><text:span text:style-name="_31_50">s</text:span><text:span text:style-name="_31_70">u</text:span><text:span text:style-name="_35_3">f</text:span><text:span text:style-name="_31_29">f</text:span><text:span text:style-name="_32_21">e</text:span><text:span text:style-name="_34_5">r</text:span><text:span text:style-name="_31_04">a</text:span><text:span text:style-name="_31_92">b</text:span><text:span text:style-name="_37_4">l</text:span><text:span text:style-name="_31_05">e</text:span><text:span text:style-name="_32_04">,</text:span><text:span text:style-name="_31_"> </text:span><text:span text:style-name="_39_8">t</text:span><text:span text:style-name="_32_03">h</text:span><text:span text:style-name="_32_9">a</text:span><text:span text:style-name="_31_19">n</text:span><text:span text:style-name="_31_51"> </text:span><text:span text:style-name="_35_6">t</text:span><text:span text:style-name="_31_31">o</text:span><text:span text:style-name="_31_51"> </text:span><text:span text:style-name="_37_5">r</text:span><text:span text:style-name="_31_31">i</text:span><text:span text:style-name="_31_76">g</text:span><text:span text:style-name="_36_5">h</text:span><text:span text:style-name="_31_46">t</text:span><text:span text:style-name="_31_51"> </text:span><text:span text:style-name="_34_4">t</text:span><text:span text:style-name="_31_50">h</text:span><text:span text:style-name="_32_04">e</text:span><text:span text:style-name="_32_9">m</text:span><text:span text:style-name="_31_16">s</text:span><text:span text:style-name="_32_00">e</text:span><text:span text:style-name="_37_2">l</text:span><text:span text:style-name="_31_32">v</text:span><text:span text:style-name="_31_77">e</text:span><text:span text:style-name="_34_5">s</text:span><text:span text:style-name="_37_6"> </text:span><text:span text:style-name="_32_10">b</text:span><text:span text:style-name="_32_9">y</text:span><text:span text:style-name="_37_6"> </text:span><text:span text:style-name="_32_24">a</text:span><text:span text:style-name="_35_3">b</text:span><text:span text:style-name="_31_46">o</text:span><text:span text:style-name="_31_79">l</text:span><text:span text:style-name="_37_4">i</text:span><text:span text:style-name="_31_41">s</text:span><text:span text:style-name="_32_24">h</text:span><text:span text:style-name="_36_6">i</text:span><text:span text:style-name="_31_17">n</text:span><text:span text:style-name="_32_21">g</text:span><text:span text:style-name="_31_"> </text:span><text:span text:style-name="_31_11">t</text:span><text:span text:style-name="_31_70">h</text:span><text:span text:style-name="_35_4">e</text:span><text:span text:style-name="_37_6"> </text:span><text:span text:style-name="_32_16">f</text:span><text:span text:style-name="_35_3">o</text:span><text:span text:style-name="_31_32">r</text:span><text:span text:style-name="_31_91">m</text:span><text:span text:style-name="_35_9">s</text:span><text:span text:style-name="_37_6"> </text:span><text:span text:style-name="_32_07">t</text:span><text:span text:style-name="_35_6">o</text:span><text:span text:style-name="_37_6"> </text:span><text:span text:style-name="_32_04">w</text:span><text:span text:style-name="_32_9">h</text:span><text:span text:style-name="_31_25">i</text:span><text:span text:style-name="_32_07">c</text:span><text:span text:style-name="_34_4">h</text:span><text:span text:style-name="_37_6"> </text:span><text:span text:style-name="_31_74">t</text:span><text:span text:style-name="_33_5">h</text:span><text:span text:style-name="_31_02">e</text:span><text:span text:style-name="_32_03">y</text:span><text:span text:style-name="_31_"> </text:span><text:span text:style-name="_31_17">a</text:span><text:span text:style-name="_31_80">r</text:span><text:span text:style-name="_36_5">e</text:span><text:span text:style-name="_37_6"> </text:span><text:span text:style-name="_32_01">a</text:span><text:span text:style-name="_36_6">c</text:span><text:span text:style-name="_31_05">c</text:span><text:span text:style-name="_32_22">u</text:span><text:span text:style-name="_37_5">s</text:span><text:span text:style-name="_31_13">t</text:span><text:span text:style-name="_32_24">o</text:span><text:span text:style-name="_33_8">m</text:span><text:span text:style-name="_31_46">e</text:span><text:span text:style-name="_32_22">d</text:span><text:span text:style-name="_34_5">.</text:span><text:span text:style-name="_37_6"> </text:span><text:span text:style-name="_31_74">B</text:span><text:span text:style-name="_35_0">u</text:span><text:span text:style-name="_31_35">t</text:span><text:span text:style-name="_31_51"> </text:span><text:span text:style-name="_34_2">w</text:span><text:span text:style-name="_31_41">h</text:span><text:span text:style-name="_31_74">e</text:span><text:span text:style-name="_35_9">n</text:span><text:span text:style-name="_37_6"> </text:span><text:span text:style-name="_31_91">a</text:span><text:span text:style-name="_31_"> </text:span><text:span text:style-name="_31_16">l</text:span><text:span text:style-name="_31_71">o</text:span><text:span text:style-name="_36_6">n</text:span><text:span text:style-name="_31_46">g</text:span><text:span text:style-name="_31_51"> </text:span><text:span text:style-name="_36_0">t</text:span><text:span text:style-name="_31_05">r</text:span><text:span text:style-name="_32_00">a</text:span><text:span text:style-name="_33_8">i</text:span><text:span text:style-name="_39_6">n</text:span><text:span text:style-name="_31_51"> </text:span><text:span text:style-name="_32_1">o</text:span><text:span text:style-name="_31_35">f</text:span><text:span text:style-name="_31_51"> </text:span><text:span text:style-name="_35_7">a</text:span><text:span text:style-name="_31_47">b</text:span><text:span text:style-name="_32_21">u</text:span><text:span text:style-name="_34_1">s</text:span><text:span text:style-name="_31_05">e</text:span><text:span text:style-name="_31_79">s</text:span><text:span text:style-name="_31_"> </text:span><text:span text:style-name="_31_01">a</text:span><text:span text:style-name="_31_89">n</text:span><text:span text:style-name="_32_3">d</text:span><text:span text:style-name="_37_6"> </text:span><text:span text:style-name="_32_25">u</text:span><text:span text:style-name="_35_9">s</text:span><text:span text:style-name="_31_41">u</text:span><text:span text:style-name="_32_25">r</text:span><text:span text:style-name="_33_5">p</text:span><text:span text:style-name="_31_49">a</text:span><text:span text:style-name="_32_01">t</text:span><text:span text:style-name="_34_4">i</text:span><text:span text:style-name="_31_40">o</text:span><text:span text:style-name="_32_19">n</text:span><text:span text:style-name="_37_2">s</text:span><text:span text:style-name="_31_20">,</text:span><text:span text:style-name="_31_51"> </text:span><text:span text:style-name="_35_3">p</text:span><text:span text:style-name="_39_6">u</text:span><text:span text:style-name="_32_10">r</text:span><text:span text:style-name="_32_0">s</text:span><text:span text:style-name="_31_14">u</text:span><text:span text:style-name="_31_95">i</text:span><text:span text:style-name="_36_5">n</text:span><text:span text:style-name="_31_20">g</text:span><text:span text:style-name="_31_51"> </text:span><text:span text:style-name="_32_9">i</text:span><text:span text:style-name="_31_29">n</text:span><text:span text:style-name="_32_18">v</text:span><text:span text:style-name="_32_0">a</text:span><text:span text:style-name="_31_29">r</text:span><text:span text:style-name="_32_10">i</text:span><text:span text:style-name="_35_9">a</text:span><text:span text:style-name="_39_9">b</text:span><text:span text:style-name="_31_70">l</text:span><text:span text:style-name="_35_9">y</text:span><text:span text:style-name="_37_6"> </text:span><text:span text:style-name="_32_19">t</text:span><text:span text:style-name="_37_2">h</text:span><text:span text:style-name="_31_10">e</text:span><text:span text:style-name="_31_51"> </text:span><text:span text:style-name="_32_6">s</text:span><text:span text:style-name="_31_02">a</text:span><text:span text:style-name="_32_18">m</text:span><text:span text:style-name="_35_1">e</text:span><text:span text:style-name="_37_6"> </text:span><text:span text:style-name="_31_88">O</text:span><text:span text:style-name="_36_6">b</text:span><text:span text:style-name="_31_31">j</text:span><text:span text:style-name="_32_15">e</text:span><text:span text:style-name="_33_9">c</text:span><text:span text:style-name="_31_41">t</text:span><text:span text:style-name="_31_51"> </text:span><text:span text:style-name="_35_3">e</text:span><text:span text:style-name="_31_13">v</text:span><text:span text:style-name="_32_06">i</text:span><text:span text:style-name="_36_9">n</text:span><text:span text:style-name="_31_26">c</text:span><text:span text:style-name="_32_06">e</text:span><text:span text:style-name="_36_8">s</text:span><text:span text:style-name="_37_6"> </text:span><text:span text:style-name="_32_15">a</text:span><text:span text:style-name="_31_"> </text:span><text:span text:style-name="_31_44">d</text:span><text:span text:style-name="_31_76">e</text:span><text:span text:style-name="_33_5">s</text:span><text:span text:style-name="_31_25">i</text:span><text:span text:style-name="_31_74">g</text:span><text:span text:style-name="_34_4">n</text:span><text:span text:style-name="_37_6"> </text:span><text:span text:style-name="_31_85">t</text:span><text:span text:style-name="_32_9">o</text:span><text:span text:style-name="_37_6"> </text:span><text:span text:style-name="_31_89">r</text:span><text:span text:style-name="_33_9">e</text:span><text:span text:style-name="_31_43">d</text:span><text:span text:style-name="_31_73">u</text:span><text:span text:style-name="_36_8">c</text:span><text:span text:style-name="_39_9">e</text:span><text:span text:style-name="_31_51"> </text:span><text:span text:style-name="_33_8">t</text:span><text:span text:style-name="_31_17">h</text:span><text:span text:style-name="_32_09">e</text:span><text:span text:style-name="_36_9">m</text:span><text:span text:style-name="_37_6"> </text:span><text:span text:style-name="_32_04">u</text:span><text:span text:style-name="_37_5">n</text:span><text:span text:style-name="_31_28">d</text:span><text:span text:style-name="_32_19">e</text:span><text:span text:style-name="_33_6">r</text:span><text:span text:style-name="_37_6"> </text:span><text:span text:style-name="_32_18">a</text:span><text:span text:style-name="_32_7">b</text:span><text:span text:style-name="_31_05">s</text:span><text:span text:style-name="_31_88">o</text:span><text:span text:style-name="_37_1">l</text:span><text:span text:style-name="_39_9">u</text:span><text:span text:style-name="_32_07">t</text:span><text:span text:style-name="_34_1">e</text:span><text:span text:style-name="_37_6"> </text:span><text:span text:style-name="_32_10">D</text:span><text:span text:style-name="_36_0">e</text:span><text:span text:style-name="_31_25">s</text:span><text:span text:style-name="_32_01">p</text:span><text:span text:style-name="_32_4">o</text:span><text:span text:style-name="_31_04">t</text:span><text:span text:style-name="_32_03">i</text:span><text:span text:style-name="_32_9">s</text:span><text:span text:style-name="_31_43">m</text:span><text:span text:style-name="_32_03">,</text:span><text:span text:style-name="_31_"> </text:span><text:span text:style-name="_31_25">i</text:span><text:span text:style-name="_32_18">t</text:span><text:span text:style-name="_31_"> </text:span><text:span text:style-name="_31_13">i</text:span><text:span text:style-name="_32_01">s</text:span><text:span text:style-name="_31_"> </text:span><text:span text:style-name="_31_31">t</text:span><text:span text:style-name="_32_25">h</text:span><text:span text:style-name="_34_4">e</text:span><text:span text:style-name="_31_47">i</text:span><text:span text:style-name="_32_25">r</text:span><text:span text:style-name="_31_"> </text:span><text:span text:style-name="_31_11">r</text:span><text:span text:style-name="_31_94">i</text:span><text:span text:style-name="_36_6">g</text:span><text:span text:style-name="_39_8">h</text:span><text:span text:style-name="_31_70">t</text:span><text:span text:style-name="_34_4">,</text:span><text:span text:style-name="_37_6"> </text:span><text:span text:style-name="_32_01">i</text:span><text:span text:style-name="_36_5">t</text:span><text:span text:style-name="_37_6"> </text:span><text:span text:style-name="_32_00">i</text:span><text:span text:style-name="_33_9">s</text:span><text:span text:style-name="_37_6"> </text:span><text:span text:style-name="_31_86">t</text:span><text:span text:style-name="_33_9">h</text:span><text:span text:style-name="_31_44">e</text:span><text:span text:style-name="_31_73">i</text:span><text:span text:style-name="_36_5">r</text:span><text:span text:style-name="_37_6"> </text:span><text:span text:style-name="_31_91">d</text:span><text:span text:style-name="_32_6">u</text:span><text:span text:style-name="_31_31">t</text:span><text:span text:style-name="_32_04">y</text:span><text:span text:style-name="_36_9">,</text:span><text:span text:style-name="_37_6"> </text:span><text:span text:style-name="_32_03">t</text:span><text:span text:style-name="_35_3">o</text:span><text:span text:style-name="_37_6"> </text:span><text:span text:style-name="_31_88">t</text:span><text:span text:style-name="_37_5">h</text:span><text:span text:style-name="_39_9">r</text:span><text:span text:style-name="_32_25">o</text:span><text:span text:style-name="_37_2">w</text:span><text:span text:style-name="_37_6"> </text:span><text:span text:style-name="_32_04">o</text:span><text:span text:style-name="_37_2">f</text:span><text:span text:style-name="_31_26">f</text:span><text:span text:style-name="_31_51"> </text:span><text:span text:style-name="_33_0">s</text:span><text:span text:style-name="_31_47">u</text:span><text:span text:style-name="_31_91">c</text:span><text:span text:style-name="_32_7">h</text:span><text:span text:style-name="_37_6"> </text:span><text:span text:style-name="_32_22">G</text:span><text:span text:style-name="_35_7">o</text:span><text:span text:style-name="_31_19">v</text:span><text:span text:style-name="_32_22">e</text:span><text:span text:style-name="_36_0">r</text:span><text:span text:style-name="_31_25">n</text:span><text:span text:style-name="_31_70">m</text:span><text:span text:style-name="_32_4">e</text:span><text:span text:style-name="_31_49">n</text:span><text:span text:style-name="_32_16">t</text:span><text:span text:style-name="_32_9">,</text:span><text:span text:style-name="_37_6"> </text:span><text:span text:style-name="_31_71">a</text:span><text:span text:style-name="_32_0">n</text:span><text:span text:style-name="_31_50">d</text:span><text:span text:style-name="_31_51"> </text:span><text:span text:style-name="_35_1">t</text:span><text:span text:style-name="_31_43">o</text:span><text:span text:style-name="_31_51"> </text:span><text:span text:style-name="_32_0">p</text:span><text:span text:style-name="_31_25">r</text:span><text:span text:style-name="_31_94">o</text:span><text:span text:style-name="_33_8">v</text:span><text:span text:style-name="_31_29">i</text:span><text:span text:style-name="_31_71">d</text:span><text:span text:style-name="_37_5">e</text:span><text:span text:style-name="_37_6"> </text:span><text:span text:style-name="_32_15">n</text:span><text:span text:style-name="_34_5">e</text:span><text:span text:style-name="_31_49">w</text:span><text:span text:style-name="_31_51"> </text:span><text:span text:style-name="_32_7">G</text:span><text:span text:style-name="_31_10">u</text:span><text:span text:style-name="_31_95">a</text:span><text:span text:style-name="_35_6">r</text:span><text:span text:style-name="_31_10">d</text:span><text:span text:style-name="_31_73">s</text:span><text:span text:style-name="_31_"> </text:span><text:span text:style-name="_31_34">f</text:span><text:span text:style-name="_31_73">o</text:span><text:span text:style-name="_33_0">r</text:span><text:span text:style-name="_37_6"> </text:span><text:span text:style-name="_32_01">t</text:span><text:span text:style-name="_32_9">h</text:span><text:span text:style-name="_31_05">e</text:span><text:span text:style-name="_31_71">i</text:span><text:span text:style-name="_36_0">r</text:span><text:span text:style-name="_37_6"> </text:span><text:span text:style-name="_31_76">f</text:span><text:span text:style-name="_36_6">u</text:span><text:span text:style-name="_31_28">t</text:span><text:span text:style-name="_32_09">u</text:span><text:span text:style-name="_37_4">r</text:span><text:span text:style-name="_31_40">e</text:span><text:span text:style-name="_31_51"> </text:span><text:span text:style-name="_35_9">s</text:span><text:span text:style-name="_31_49">e</text:span><text:span text:style-name="_31_89">c</text:span><text:span text:style-name="_32_3">u</text:span><text:span text:style-name="_31_50">r</text:span><text:span text:style-name="_31_88">i</text:span><text:span text:style-name="_35_9">t</text:span><text:span text:style-name="_31_01">y</text:span><text:span text:style-name="_31_76">.</text:span><text:span text:style-name="_32_06">--</text:span><text:span text:style-name="_33_0">S</text:span><text:span text:style-name="_31_04">u</text:span><text:span text:style-name="_31_76">c</text:span><text:span text:style-name="_36_9">h</text:span><text:span text:style-name="_37_6"> </text:span><text:span text:style-name="_31_76">h</text:span><text:span text:style-name="_35_1">a</text:span><text:span text:style-name="_31_49">s</text:span><text:span text:style-name="_31_51"> </text:span><text:span text:style-name="_32_7">b</text:span><text:span text:style-name="_31_41">e</text:span><text:span text:style-name="_31_73">e</text:span><text:span text:style-name="_36_5">n</text:span><text:span text:style-name="_37_6"> </text:span><text:span text:style-name="_31_94">t</text:span><text:span text:style-name="_37_4">h</text:span><text:span text:style-name="_31_26">e</text:span><text:span text:style-name="_31_51"> </text:span><text:span text:style-name="_35_1">p</text:span><text:span text:style-name="_31_13">a</text:span><text:span text:style-name="_31_85">t</text:span><text:span text:style-name="_33_8">i</text:span><text:span text:style-name="_31_11">e</text:span><text:span text:style-name="_31_74">n</text:span><text:span text:style-name="_36_9">t</text:span><text:span text:style-name="_37_6"> </text:span><text:span text:style-name="_31_89">s</text:span><text:span text:style-name="_35_7">u</text:span><text:span text:style-name="_31_11">f</text:span><text:span text:style-name="_32_25">f</text:span><text:span text:style-name="_35_6">e</text:span><text:span text:style-name="_39_9">r</text:span><text:span text:style-name="_31_86">a</text:span><text:span text:style-name="_34_1">n</text:span><text:span text:style-name="_31_02">c</text:span><text:span text:style-name="_31_77">e</text:span><text:span text:style-name="_31_"> </text:span><text:span text:style-name="_31_13">o</text:span><text:span text:style-name="_32_21">f</text:span><text:span text:style-name="_31_"> </text:span><text:span text:style-name="_31_02">t</text:span><text:span text:style-name="_31_95">h</text:span><text:span text:style-name="_37_1">e</text:span><text:span text:style-name="_39_5">s</text:span><text:span text:style-name="_31_92">e</text:span><text:span text:style-name="_31_"> </text:span><text:span text:style-name="_39_8">C</text:span><text:span text:style-name="_32_18">o</text:span><text:span text:style-name="_32_6">l</text:span><text:span text:style-name="_31_31">o</text:span><text:span text:style-name="_32_24">n</text:span><text:span text:style-name="_34_4">i</text:span><text:span text:style-name="_31_11">e</text:span><text:span text:style-name="_31_79">s</text:span><text:span text:style-name="_36_5">;</text:span><text:span text:style-name="_37_6"> </text:span><text:span text:style-name="_31_92">a</text:span><text:span text:style-name="_36_8">n</text:span><text:span text:style-name="_31_19">d</text:span><text:span text:style-name="_31_51"> </text:span><text:span text:style-name="_33_8">s</text:span><text:span text:style-name="_31_47">u</text:span><text:span text:style-name="_31_88">c</text:span><text:span text:style-name="_32_6">h</text:span><text:span text:style-name="_37_6"> </text:span><text:span text:style-name="_31_94">i</text:span><text:span text:style-name="_33_0">s</text:span><text:span text:style-name="_37_6"> </text:span><text:span text:style-name="_32_24">n</text:span><text:span text:style-name="_35_3">o</text:span><text:span text:style-name="_31_10">w</text:span><text:span text:style-name="_31_51"> </text:span><text:span text:style-name="_37_2">t</text:span><text:span text:style-name="_31_26">h</text:span><text:span text:style-name="_32_15">e</text:span><text:span text:style-name="_31_"> </text:span><text:span text:style-name="_31_31">n</text:span><text:span text:style-name="_31_92">e</text:span><text:span text:style-name="_37_4">c</text:span><text:span text:style-name="_31_28">e</text:span><text:span text:style-name="_32_16">s</text:span><text:span text:style-name="_34_5">s</text:span><text:span text:style-name="_31_49">i</text:span><text:span text:style-name="_32_25">t</text:span><text:span text:style-name="_34_2">y</text:span><text:span text:style-name="_37_6"> </text:span><text:span text:style-name="_31_76">w</text:span><text:span text:style-name="_36_5">h</text:span><text:span text:style-name="_31_16">i</text:span><text:span text:style-name="_32_21">c</text:span><text:span text:style-name="_32_7">h</text:span><text:span text:style-name="_37_6"> </text:span><text:span text:style-name="_32_07">c</text:span><text:span text:style-name="_32_1">o</text:span><text:span text:style-name="_31_05">n</text:span><text:span text:style-name="_31_94">s</text:span><text:span text:style-name="_33_9">t</text:span><text:span text:style-name="_31_28">r</text:span><text:span text:style-name="_32_00">a</text:span><text:span text:style-name="_35_1">i</text:span><text:span text:style-name="_31_14">n</text:span><text:span text:style-name="_31_91">s</text:span><text:span text:style-name="_31_"> </text:span><text:span text:style-name="_31_49">t</text:span><text:span text:style-name="_32_22">h</text:span><text:span text:style-name="_37_4">e</text:span><text:span text:style-name="_39_6">m</text:span><text:span text:style-name="_31_51"> </text:span><text:span text:style-name="_33_8">t</text:span><text:span text:style-name="_31_35">o</text:span><text:span text:style-name="_31_51"> </text:span><text:span text:style-name="_36_0">a</text:span><text:span text:style-name="_31_04">l</text:span><text:span text:style-name="_32_01">t</text:span><text:span text:style-name="_34_4">e</text:span><text:span text:style-name="_31_47">r</text:span><text:span text:style-name="_31_51"> </text:span><text:span text:style-name="_33_8">t</text:span><text:span text:style-name="_39_5">h</text:span><text:span text:style-name="_32_18">e</text:span><text:span text:style-name="_33_5">i</text:span><text:span text:style-name="_31_14">r</text:span><text:span text:style-name="_31_51"> </text:span><text:span text:style-name="_34_4">f</text:span><text:span text:style-name="_31_46">o</text:span><text:span text:style-name="_32_25">r</text:span><text:span text:style-name="_34_1">m</text:span><text:span text:style-name="_31_50">e</text:span><text:span text:style-name="_31_80">r</text:span><text:span text:style-name="_31_"> </text:span><text:span text:style-name="_31_35">S</text:span><text:span text:style-name="_32_00">y</text:span><text:span text:style-name="_33_5">s</text:span><text:span text:style-name="_31_26">t</text:span><text:span text:style-name="_32_21">e</text:span><text:span text:style-name="_35_4">m</text:span><text:span text:style-name="_31_01">s</text:span><text:span text:style-name="_31_51"> </text:span><text:span text:style-name="_32_1">o</text:span><text:span text:style-name="_39_8">f</text:span><text:span text:style-name="_31_51"> </text:span><text:span text:style-name="_36_5">G</text:span><text:span text:style-name="_31_44">o</text:span><text:span text:style-name="_31_76">v</text:span><text:span text:style-name="_34_5">e</text:span><text:span text:style-name="_39_8">r</text:span><text:span text:style-name="_31_95">n</text:span><text:span text:style-name="_35_6">m</text:span><text:span text:style-name="_31_49">e</text:span><text:span text:style-name="_31_73">n</text:span><text:span text:style-name="_35_3">t</text:span><text:span text:style-name="_31_41">.</text:span><text:span text:style-name="_31_51"> </text:span><text:span text:style-name="_32_6">T</text:span><text:span text:style-name="_31_43">h</text:span><text:span text:style-name="_31_71">e</text:span><text:span text:style-name="_31_"> </text:span><text:span text:style-name="_31_46">h</text:span><text:span text:style-name="_32_22">i</text:span><text:span text:style-name="_35_9">s</text:span><text:span text:style-name="_31_31">t</text:span><text:span text:style-name="_31_92">o</text:span><text:span text:style-name="_33_0">r</text:span><text:span text:style-name="_31_49">y</text:span><text:span text:style-name="_31_51"> </text:span><text:span text:style-name="_35_4">o</text:span><text:span text:style-name="_31_01">f</text:span><text:span text:style-name="_31_51"> </text:span><text:span text:style-name="_35_7">t</text:span><text:span text:style-name="_31_17">h</text:span><text:span text:style-name="_31_80">e</text:span><text:span text:style-name="_31_"> </text:span><text:span text:style-name="_31_19">p</text:span><text:span text:style-name="_31_71">r</text:span><text:span text:style-name="_34_5">e</text:span><text:span text:style-name="_31_01">s</text:span><text:span text:style-name="_32_00">e</text:span><text:span text:style-name="_32_7">n</text:span><text:span text:style-name="_31_50">t</text:span><text:span text:style-name="_31_51"> </text:span><text:span text:style-name="_33_0">K</text:span><text:span text:style-name="_31_29">i</text:span><text:span text:style-name="_32_10">n</text:span><text:span text:style-name="_37_2">g</text:span><text:span text:style-name="_37_6"> </text:span><text:span text:style-name="_31_73">o</text:span><text:span text:style-name="_32_1">f</text:span><text:span text:style-name="_37_6"> </text:span><text:span text:style-name="_31_76">G</text:span><text:span text:style-name="_32_1">r</text:span><text:span text:style-name="_31_02">e</text:span><text:span text:style-name="_31_88">a</text:span><text:span text:style-name="_37_5">t</text:span><text:span text:style-name="_37_6"> </text:span><text:span text:style-name="_32_25">B</text:span><text:span text:style-name="_35_6">r</text:span><text:span text:style-name="_31_01">i</text:span><text:span text:style-name="_32_03">t</text:span><text:span text:style-name="_35_4">a</text:span><text:span text:style-name="_31_20">i</text:span><text:span text:style-name="_31_79">n</text:span><text:span text:style-name="_31_"> </text:span><text:span text:style-name="_31_34">i</text:span><text:span text:style-name="_31_86">s</text:span><text:span text:style-name="_31_"> </text:span><text:span text:style-name="_31_29">a</text:span><text:span text:style-name="_31_51"> </text:span><text:span text:style-name="_36_5">h</text:span><text:span text:style-name="_31_02">i</text:span><text:span text:style-name="_31_80">s</text:span><text:span text:style-name="_35_6">t</text:span><text:span text:style-name="_39_9">o</text:span><text:span text:style-name="_32_00">r</text:span><text:span text:style-name="_36_0">y</text:span><text:span text:style-name="_37_6"> </text:span><text:span text:style-name="_31_94">o</text:span><text:span text:style-name="_33_5">f</text:span><text:span text:style-name="_37_6"> </text:span><text:span text:style-name="_31_73">r</text:span><text:span text:style-name="_34_2">e</text:span><text:span text:style-name="_31_02">p</text:span><text:span text:style-name="_32_18">e</text:span><text:span text:style-name="_36_0">a</text:span><text:span text:style-name="_31_50">t</text:span><text:span text:style-name="_32_06">e</text:span><text:span text:style-name="_35_6">d</text:span><text:span text:style-name="_37_6"> </text:span><text:span text:style-name="_32_01">i</text:span><text:span text:style-name="_35_3">n</text:span><text:span text:style-name="_31_50">j</text:span><text:span text:style-name="_32_00">u</text:span><text:span text:style-name="_37_5">r</text:span><text:span text:style-name="_31_16">i</text:span><text:span text:style-name="_32_04">e</text:span><text:span text:style-name="_34_4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8:09:55.96</meta:creation-date>
    <dc:title>Haathi</dc:title>
    <meta:editing-duration>PT8M2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4T08:18:22.09</dc:date>
    <meta:template xlink:type="simple" xlink:actuate="onRequest" xlink:title="Haathi" xlink:href="file:///C:/Users/kwa/AppData/Roaming/OpenOffice/4/user/template/Haathi.ott" meta:date="2016-02-24T08:09:55.60"/>
  </office:meta>
</office:document-meta>
</file>